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aae04" officeooo:paragraph-rsid="000aae04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aae04" officeooo:paragraph-rsid="000aae04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b0d6c" officeooo:paragraph-rsid="000b0d6c" style:font-size-asian="15pt" style:font-size-complex="15pt"/>
    </style:style>
    <style:style style:name="T1" style:family="text">
      <style:text-properties officeooo:rsid="000b0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ED</text:p>
      <text:p text:style-name="P1">Lab#5</text:p>
      <text:p text:style-name="P2"/>
      <text:p text:style-name="P2">Task1:</text:p>
      <text:p text:style-name="P2"/>
      <text:p text:style-name="P2">i = 2</text:p>
      <text:p text:style-name="P2">j = 4</text:p>
      <text:p text:style-name="P2">k = 6</text:p>
      <text:p text:style-name="P2">l = 8</text:p>
      <text:p text:style-name="P2"><text:s/>%(<text:span text:style-name="T1">a</text:span>)</text:p>
      <text:p text:style-name="P2">w = i*j + k*l</text:p>
      <text:p text:style-name="P2"><text:s/>%(<text:span text:style-name="T1">b</text:span>)</text:p>
      <text:p text:style-name="P2">w = i+(j+k)*l</text:p>
      <text:p text:style-name="P2"><text:s/>%(<text:span text:style-name="T1">c</text:span>)</text:p>
      <text:p text:style-name="P2">w = (i*j)+(k/l)</text:p>
      <text:p text:style-name="P2">% (<text:span text:style-name="T1">d</text:span>)</text:p>
      <text:p text:style-name="P2">w = (i+j)*i^j</text:p>
      <text:p text:style-name="P2"/>
      <text:p text:style-name="P2">Task2:</text:p>
      <text:p text:style-name="P2"/>
      <text:p text:style-name="P2">x = 3-4i</text:p>
      <text:p text:style-name="P2">y = 1+2i</text:p>
      <text:p text:style-name="P2"/>
      <text:p text:style-name="P2">% (<text:span text:style-name="T1">a</text:span>)</text:p>
      <text:p text:style-name="P2">w = x+y</text:p>
      <text:p text:style-name="P2">% (<text:span text:style-name="T1">b</text:span>)</text:p>
      <text:p text:style-name="P2">w = x-y</text:p>
      <text:p text:style-name="P2">% (<text:span text:style-name="T1">c</text:span>)</text:p>
      <text:p text:style-name="P2">w = x*y</text:p>
      <text:p text:style-name="P2">% (<text:span text:style-name="T1">d</text:span>)</text:p>
      <text:p text:style-name="P2">w = x/y</text:p>
      <text:p text:style-name="P2">% (<text:span text:style-name="T1">e</text:span>)</text:p>
      <text:p text:style-name="P2">w = x^y</text:p>
      <text:p text:style-name="P2"/>
      <text:p text:style-name="P2">Task3:</text:p>
      <text:p text:style-name="P2"/>
      <text:p text:style-name="P2">a = 30.0;</text:p>
      <text:p text:style-name="P2">b = -20.0;</text:p>
      <text:p text:style-name="P2">c = 10.0;</text:p>
      <text:p text:style-name="P2"/>
      <text:p text:style-name="P2">q = <text:s/>b - (sqrt((b^2) - (4*a*c)));</text:p>
      <text:p text:style-name="P2">r = <text:s/>b + (sqrt((b^2) - (4*a*c)));</text:p>
      <text:p text:style-name="P2"><text:soft-page-break/>w = q/2*a;</text:p>
      <text:p text:style-name="P2">f = r/2*a;</text:p>
      <text:p text:style-name="P2">disp(w)</text:p>
      <text:p text:style-name="P2">disp(f)</text:p>
      <text:p text:style-name="P2"/>
      <text:p text:style-name="P2">Task4:</text:p>
      <text:p text:style-name="P2"/>
      <text:p text:style-name="P2">x1 = 2</text:p>
      <text:p text:style-name="P2">x2 = 4</text:p>
      <text:p text:style-name="P2">y1 = 6</text:p>
      <text:p text:style-name="P2">y2 = 8</text:p>
      <text:p text:style-name="P2"/>
      <text:p text:style-name="P2">q = ((x2-x1)^2)+((y2-y1)^2);</text:p>
      <text:p text:style-name="P2"><text:span text:style-name="T1">d</text:span> = sqrt(q);</text:p>
      <text:p text:style-name="P2">disp(<text:span text:style-name="T1">d</text:span>)</text:p>
      <text:p text:style-name="P2"/>
      <text:p text:style-name="P3">Task5:</text:p>
      <text:p text:style-name="P3"/>
      <text:p text:style-name="P3">x1 = 2</text:p>
      <text:p text:style-name="P3">x2 = 4</text:p>
      <text:p text:style-name="P3">y1 = 6</text:p>
      <text:p text:style-name="P3">y2 = 8</text:p>
      <text:p text:style-name="P3"/>
      <text:p text:style-name="P3">s = (y2-y1)/(x2-x1);</text:p>
      <text:p text:style-name="P3">disp(s)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6:16:22.178512180</meta:creation-date>
    <dc:date>2019-10-27T16:35:41.433088506</dc:date>
    <meta:editing-duration>PT6M36S</meta:editing-duration>
    <meta:editing-cycles>1</meta:editing-cycles>
    <meta:document-statistic meta:table-count="0" meta:image-count="0" meta:object-count="0" meta:page-count="2" meta:paragraph-count="53" meta:word-count="135" meta:character-count="459" meta:non-whitespace-character-count="372"/>
    <meta:generator>LibreOffice/6.0.7.3$Linux_X86_64 LibreOffice_project/00m0$Build-3</meta:generator>
  </office:meta>
</office:document-meta>
</file>